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1pt" style:font-size-asian="11pt" style:font-size-complex="11pt"/>
    </style:style>
    <style:style style:name="P23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9421960" text:id="ct18942196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89453968" text:id="ct189453968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89114952" text:id="ct189114952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88419560" text:id="ct18841956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89249224" text:id="ct189249224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88464816" text:id="ct188464816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88388136" text:id="ct188388136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88498264" text:id="ct18849826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9484256" text:id="ct189484256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188068680" text:id="ct18806868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8844336" text:id="ct18884433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9226784" text:id="ct189226784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8401928" text:id="ct18840192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8998968" text:id="ct188998968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89179672" text:id="ct18917967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9034096" text:id="ct189034096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88881016" text:id="ct18888101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9019496" text:id="ct189019496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189274992" text:id="ct18927499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7535200" text:id="ct187535200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89421960"/>self.Title()<text:change-end text:change-id="ct18942196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89453968"/></text:p>
      <text:p text:style-name="P11"><text:line-break/>ORDRE DU JOUR</text:p>
      <text:p text:style-name="P10"/>
      <text:section text:style-name="Sect1" text:name="Item">
        <text:p text:style-name="P22"><office:annotation><dc:date>2007-09-24T00:00:00</dc:date><text:p>do section- for item in self.getItems(uids=itemUids, ordered=True)</text:p></office:annotation><text:change-start text:change-id="ct189114952"/>item.getItemNumber(relativeTo='meeting')<text:change-end text:change-id="ct189114952"/>. <text:change-start text:change-id="ct188419560"/>item.Title()<text:change-end text:change-id="ct188419560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189249224"/><text:span text:style-name="T6">len(IAnnexable(item).getAnnexesToPrint())</text:span><text:change-end text:change-id="ct18924922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8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88464816"/>annex['title']<text:change-end text:change-id="ct188464816"/> (Point n°<text:change-start text:change-id="ct188388136"/>item.getItemNumber(<text:span text:style-name="T7">relativeTo='meeting'</text:span>)<text:change-end text:change-id="ct188388136"/>, Annexe <text:change-start text:change-id="ct188498264"/>annex['number']<text:change-end text:change-id="ct188498264"/>/<text:change-start text:change-id="ct189484256"/><text:span text:style-name="T5">len(IAnnexable(item).getAnnexesToPrint())</text:span><text:change-end text:change-id="ct189484256"/>, page <text:change-start text:change-id="ct188068680"/>image['number']<text:change-end text:change-id="ct188068680"/>/<text:change-start text:change-id="ct188844336"/>annex['number_of_images']<text:change-end text:change-id="ct188844336"/>)</text:p>
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3"><text:soft-page-break/></text:p>
      </text:section>
      <text:section text:style-name="Sect1" text:name="LateItems">
        <text:p text:style-name="P21"><office:annotation><dc:date>2007-10-31T00:00:00</dc:date><text:p><text:span text:style-name="T10">do section- if self.getItems(uids=itemUids, listType='late'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<text:span text:style-name="T10">do table- for item in self.getItems(uids=itemUids, listType='late', ordered=True)</text:span></text:p></office:annotation><text:change-start text:change-id="ct189226784"/>item.getItemNumber(relativeTo='meeting')<text:change-end text:change-id="ct189226784"/>. <text:change-start text:change-id="ct188401928"/>item.Title()<text:change-end text:change-id="ct18840192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188998968"/><text:span text:style-name="T6">len(IAnnexable(item).getAnnexesToPrint())</text:span><text:change-end text:change-id="ct188998968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8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89179672"/>annex['title']<text:change-end text:change-id="ct189179672"/> (Point n°<text:change-start text:change-id="ct189034096"/>item.getItemNumber(<text:span text:style-name="T7">relativeTo='meeting'</text:span>)<text:change-end text:change-id="ct189034096"/>, Annexe <text:change-start text:change-id="ct188881016"/>annex['number']<text:change-end text:change-id="ct188881016"/>/<text:change-start text:change-id="ct189019496"/><text:span text:style-name="T5">len(IAnnexable(item).getAnnexesToPrint())</text:span><text:change-end text:change-id="ct189019496"/>, page <text:change-start text:change-id="ct189274992"/>image['number']<text:change-end text:change-id="ct189274992"/>/<text:change-start text:change-id="ct187535200"/>annex['number_of_images']<text:change-end text:change-id="ct187535200"/>)</text:p>
      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3</text:page-number></text:span><text:span text:style-name="MT3"> / </text:span><text:span text:style-name="MT2"><text:page-count style:num-format="1">5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20</meta:editing-cycles>
    <meta:editing-duration>PT2H3M56S</meta:editing-duration>
    <meta:initial-creator>Gauthier Bastien</meta:initial-creator>
    <dc:date>2015-08-05T09:53:45</dc:date>
    <dc:creator>Gauthier Bastien</dc:creator>
    <meta:document-statistic meta:table-count="8" meta:image-count="0" meta:object-count="0" meta:page-count="5" meta:paragraph-count="25" meta:word-count="86" meta:character-count="862" meta:non-whitespace-character-count="811"/>
    <meta:user-defined meta:name="Info 1"/>
    <meta:user-defined meta:name="Info 2"/>
    <meta:user-defined meta:name="Info 3"/>
    <meta:user-defined meta:name="Info 4"/>
  </office:meta>
</office:document-meta>
</file>